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" style:family="table">
      <style:table-properties style:width="18.51cm" table:align="margins"/>
    </style:style>
    <style:style style:name="Tabella.A" style:family="table-column">
      <style:table-column-properties style:column-width="9.255cm" style:rel-column-width="32767*"/>
    </style:style>
    <style:style style:name="Tabella.B" style:family="table-column">
      <style:table-column-properties style:column-width="9.255cm" style:rel-column-width="32768*"/>
    </style:style>
    <style:style style:name="Tabell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.B1" style:family="table-cell">
      <style:table-cell-properties fo:padding="0.097cm" fo:border="0.002cm solid #000000"/>
    </style:style>
    <style:style style:name="Tabella.A2" style:family="table-cell">
      <style:table-cell-properties fo:padding="0.097cm" fo:border-left="0.002cm solid #000000" fo:border-right="none" fo:border-top="none" fo:border-bottom="0.002cm solid #000000"/>
    </style:style>
    <style:style style:name="Tabella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0cm" fo:margin-right="-0.023cm" fo:text-indent="0cm" style:auto-text-indent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Table_20_Contents" style:list-style-name="L3"/>
    <style:style style:name="P7" style:family="paragraph" style:parent-style-name="Table_20_Contents" style:list-style-name="L4"/>
    <style:style style:name="P8" style:family="paragraph" style:parent-style-name="Table_20_Contents" style:list-style-name="L5"/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" table:style-name="Tabella">
        <table:table-column table:style-name="Tabella.A"/>
        <table:table-column table:style-name="Tabella.B"/>
        <table:table-row>
          <table:table-cell table:style-name="Tabella.A1" office:value-type="string">
            <text:p text:style-name="P3">INDICE</text:p>
          </table:table-cell>
          <table:table-cell table:style-name="Tabella.B1" office:value-type="string">
            <text:p text:style-name="P3">NOTE ESPLICATIVE</text:p>
          </table:table-cell>
        </table:table-row>
        <table:table-row>
          <table:table-cell table:style-name="Tabella.A2" office:value-type="string">
            <text:p text:style-name="P2">Titolo del Progetto</text:p>
          </table:table-cell>
          <table:table-cell table:style-name="Tabella.B2" office:value-type="string">
            <text:p text:style-name="Table_20_Contents">Dilemma del pescatore</text:p>
          </table:table-cell>
        </table:table-row>
        <table:table-row>
          <table:table-cell table:style-name="Tabella.A3" office:value-type="string">
            <text:p text:style-name="P2">Gruppo di lavoro</text:p>
          </table:table-cell>
          <table:table-cell table:style-name="Tabella.B2" office:value-type="string">
            <text:p text:style-name="Table_20_Contents">Gruppo01 – TeamSoftwareRevolution</text:p>
            <text:p text:style-name="Table_20_Contents">Componenti:</text:p>
            <text:list xml:id="list3749424983053088723" text:style-name="L1">
              <text:list-item>
                <text:p text:style-name="P4">Carta Stefano (T.L.)</text:p>
              </text:list-item>
              <text:list-item>
                <text:p text:style-name="P4">Carta Fabio</text:p>
              </text:list-item>
              <text:list-item>
                <text:p text:style-name="P4">Argiolas Alessandro</text:p>
              </text:list-item>
              <text:list-item>
                <text:p text:style-name="P4">Bertulu Giovanni</text:p>
              </text:list-item>
              <text:list-item>
                <text:p text:style-name="P4">Desogus Omar</text:p>
              </text:list-item>
              <text:list-item>
                <text:p text:style-name="P4">Fadda Luca</text:p>
              </text:list-item>
              <text:list-item>
                <text:p text:style-name="P4">Zucca Luigi</text:p>
              </text:list-item>
            </text:list>
          </table:table-cell>
        </table:table-row>
        <table:table-row>
          <table:table-cell table:style-name="Tabella.A3" office:value-type="string">
            <text:p text:style-name="P2">Descrizione del contesto di riferimento</text:p>
          </table:table-cell>
          <table:table-cell table:style-name="Tabella.B2" office:value-type="string">
            <text:p text:style-name="Table_20_Contents">Nel mezzo di una fitta foresta passa un lungo fiume che divide in due il paesaggio.</text:p>
            <text:p text:style-name="Table_20_Contents">Nella sponda sinistra del fiume si trova il molo di un pescatore con la sua piccola barca.</text:p>
            <text:p text:style-name="Table_20_Contents">Di li a poco si trovano invece un lupo una capra e un cavolo.</text:p>
            <text:p text:style-name="Table_20_Contents">Il pescatore mangia cavoli e usa la capra per fare il latte e sopravvivere e la capra si nutre solo di cavoli.</text:p>
            <text:p text:style-name="Table_20_Contents">Da parte sua il lupo si nutre ovviamente di capre.</text:p>
            <text:p text:style-name="Table_20_Contents">Il pescatore deve attraversare il fiume per giungere sulla sponda destra, il che richiede 10 minuti di viaggio, ma sa bene che se lascia dove si trovano il cavolo, la capra e il lupo, il cavolo verrà mangiato dalla capra che a sua volta verrà mangiata dal lupo.</text:p>
            <text:p text:style-name="Table_20_Contents">Il suo problema è che non può portare tutti con se poiché possiede una barca piccolissima e quindi è costretto a portarli uno alla volta.</text:p>
          </table:table-cell>
        </table:table-row>
        <table:table-row>
          <table:table-cell table:style-name="Tabella.A3" office:value-type="string">
            <text:p text:style-name="P2">Descrizione del progetto</text:p>
          </table:table-cell>
          <table:table-cell table:style-name="Tabella.B2" office:value-type="string">
            <text:p text:style-name="Table_20_Contents">Il progetto intende risolvere il problema del pescatore che rischierebbe di morire di fame se lasciasse tutti e tre (cavolo,capra e lupo) sulla sponda sinistra del fiume.</text:p>
            <text:p text:style-name="Table_20_Contents">Quello che si vuole trovare è una soluzione per far si che il pescatore possa portare con se il cavolo, la capra e il lupo, sulla riva destra del fiume</text:p>
            <text:p text:style-name="Table_20_Contents">Seguendo questa strategia, il pescatore potrà salvare la capra dall'attacco del lupo e potrà avere per se il cavolo da mangiare.</text:p>
            <text:p text:style-name="Table_20_Contents"/>
          </table:table-cell>
        </table:table-row>
        <table:table-row>
          <table:table-cell table:style-name="Tabella.A3" office:value-type="string">
            <text:p text:style-name="P2">Pianificazione dell'intervento</text:p>
          </table:table-cell>
          <table:table-cell table:style-name="Tabella.B2" office:value-type="string">
            <text:p text:style-name="P2">Soluzione 1 (Algoritmica):</text:p>
            <text:list xml:id="list7477299091279945255" text:style-name="L2">
              <text:list-item>
                <text:p text:style-name="P5">Il pescatore prende con se la capra e la trasporta sulla sponda destra del fiume poi torna indietro.</text:p>
              </text:list-item>
              <text:list-item>
                <text:p text:style-name="P5">Il pescatore prende con se il cavolo e lo porta sulla sponda destra del fiume poi torna indietro portando con se la capra.</text:p>
                <text:p text:style-name="P5">In questo istante sulla sponda destra del fiume si trova solo il cavolo.</text:p>
              </text:list-item>
              <text:list-item>
                <text:p text:style-name="P5">Il pescatore lascia la capra sul lato sinistro del fiume e prende con se il lupo per portarlo dall'altra parte.</text:p>
                <text:p text:style-name="P5"><text:soft-page-break/>In questo istante sulla sponda destra del fiume si trovano cavolo e lupo.</text:p>
                <text:p text:style-name="P5">Lasciato sulla sponda destra il lupo torna indietro.</text:p>
              </text:list-item>
              <text:list-item>
                <text:p text:style-name="P5">Il pescatore ora, porta con se la capra verso la parte destra del fiume.</text:p>
              </text:list-item>
            </text:list>
            <text:p text:style-name="Table_20_Contents"/>
            <text:p text:style-name="P2">Costi:</text:p>
            <text:p text:style-name="Table_20_Contents">Per mettere in pratica questo schema occorre il possesso, da parte del pescatore, di una barca.</text:p>
            <text:p text:style-name="Table_20_Contents">Inoltre, occorrono conoscenze di navigazione.</text:p>
            <text:p text:style-name="Table_20_Contents"/>
            <text:p text:style-name="Table_20_Contents"/>
            <text:p text:style-name="P2">Soluzione 2:</text:p>
            <text:list xml:id="list474281624981221274" text:style-name="L3">
              <text:list-item>
                <text:p text:style-name="P6">Il pescatore, armato di museruole, lega il muso della capra e del lupo in modo che la capra non mangi il cavolo e che il lupo non aggredisca la capra</text:p>
              </text:list-item>
              <text:list-item>
                <text:p text:style-name="P6">A questo punto trasposta il lupo sull'altra sponde e torna indietro</text:p>
              </text:list-item>
              <text:list-item>
                <text:p text:style-name="P6">Trasporta ora la capra e torna indietro</text:p>
              </text:list-item>
              <text:list-item>
                <text:p text:style-name="P6">Ora è la volta del cavolo</text:p>
              </text:list-item>
              <text:list-item>
                <text:p text:style-name="P6">Il viaggio è finito</text:p>
              </text:list-item>
            </text:list>
            <text:p text:style-name="Table_20_Contents"/>
            <text:p text:style-name="P2">Costi:</text:p>
            <text:p text:style-name="Table_20_Contents">Per mettere in pratica questa soluzione il pescatore deve possedere una barca, buone conoscenze di navigazione e due museruole.</text:p>
            <text:p text:style-name="Table_20_Contents"/>
            <text:p text:style-name="Table_20_Contents"/>
            <text:p text:style-name="P2">Soluzione 3:</text:p>
            <text:list xml:id="list3698074887097065397" text:style-name="L4">
              <text:list-item>
                <text:p text:style-name="P7">Il pescatore si procura un canotto, un contenitore e due corde</text:p>
              </text:list-item>
              <text:list-item>
                <text:p text:style-name="P7">Lega il canotto alla barca utilizzando una corda mentre con l'altra lega il contenitore</text:p>
              </text:list-item>
              <text:list-item>
                <text:p text:style-name="P7">Mette nel contenitore il cavolo</text:p>
              </text:list-item>
              <text:list-item>
                <text:p text:style-name="P7">Fa salire il lupo sul canotto </text:p>
              </text:list-item>
              <text:list-item>
                <text:p text:style-name="P7">Prende con se sulla barca la capra</text:p>
              </text:list-item>
              <text:list-item>
                <text:p text:style-name="P7">A questo punto è pronto per attraversare il fiume</text:p>
              </text:list-item>
            </text:list>
            <text:p text:style-name="Table_20_Contents"/>
            <text:p text:style-name="P2">Costi:</text:p>
            <text:p text:style-name="Table_20_Contents">Per mettere in pratica questo schema, il pescatore, dovrà procurarsi un canotto, un contenitore e due corde oltre ad essere già in possesso di una barca e di sufficienti conoscenze di navigazione.</text:p>
            <text:p text:style-name="Table_20_Contents"/>
            <text:p text:style-name="Table_20_Contents"/>
            <text:p text:style-name="Table_20_Contents"/>
            <text:p text:style-name="P2"/>
            <text:p text:style-name="P2">Fattori di rischio:</text:p>
            <text:list xml:id="list7027410482387909185" text:style-name="L5">
              <text:list-item>
                <text:p text:style-name="P8">Corrente contraria al senso di navigazione</text:p>
              </text:list-item>
              <text:list-item>
                <text:p text:style-name="P8">Massi e scogli in mezzo al cammino che <text:soft-page-break/>possono affondare la piccola imbarcazione</text:p>
              </text:list-item>
              <text:list-item>
                <text:p text:style-name="P8">Unghie del lupo talmente tanto lunghe e affilate da poter bucare il canotto</text:p>
              </text:list-item>
              <text:list-item>
                <text:p text:style-name="P8">Le corde si possono spezzare</text:p>
              </text:list-item>
            </text:list>
            <text:p text:style-name="Table_20_Contents"/>
          </table:table-cell>
        </table:table-row>
        <table:table-row>
          <table:table-cell table:style-name="Tabella.A2" office:value-type="string">
            <text:p text:style-name="P2">Valutazione del progetto</text:p>
          </table:table-cell>
          <table:table-cell table:style-name="Tabella.B2" office:value-type="string">
            <text:p text:style-name="Table_20_Contents"><text:span text:style-name="T1">Soluzione 1</text:span> (Algoritmica):</text:p>
            <text:p text:style-name="Table_20_Contents">Seguendo questi sette semplici passaggi, stimiamo un tempo di completamento dell'operazione intorno ai 70 minuti.</text:p>
            <text:p text:style-name="Table_20_Contents"/>
            <text:p text:style-name="P2">Soluzione 2:</text:p>
            <text:p text:style-name="Table_20_Contents">Seguendo questo schema, il pescatore farà 5 viaggi (due andata-ritorno e uno sola andata) e il tempo di completamento dell'intervento può essere stimato intorno ai 50 minuti.</text:p>
            <text:p text:style-name="Table_20_Contents"/>
            <text:p text:style-name="P2">Soluzione 3:</text:p>
            <text:p text:style-name="P10">Seguendo questi passi il pescatore attraversa il fiume una sola volta impiegandoci circa 10 minuti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33cm" fo:margin-bottom="1.434cm" fo:margin-left="1.245cm" fo:margin-right="1.2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creation-date>2016-03-23T14:09:36</meta:creation-date>
    <dc:date>2016-04-04T15:53:34</dc:date>
    <dc:creator>Stefano Carta</dc:creator>
    <meta:editing-duration>PT38M54S</meta:editing-duration>
    <meta:editing-cycles>2</meta:editing-cycles>
    <meta:generator>OpenOffice/4.1.1$Unix OpenOffice.org_project/411m6$Build-9775</meta:generator>
    <meta:document-statistic meta:table-count="1" meta:image-count="0" meta:object-count="0" meta:page-count="3" meta:paragraph-count="67" meta:word-count="708" meta:character-count="4013"/>
  </office:meta>
</office:document-meta>
</file>